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021b" officeooo:paragraph-rsid="0006021b" style:font-weight-asian="bold" style:font-weight-complex="bold"/>
    </style:style>
    <style:style style:name="P2" style:family="paragraph" style:parent-style-name="Standard">
      <style:text-properties fo:font-weight="normal" officeooo:rsid="0006021b" officeooo:paragraph-rsid="0006021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hallinta windowssissa( ilman editoria)</text:p>
      <text:p text:style-name="P2"/>
      <text:p text:style-name="P2">Tarvitaan Github-clientti, jolla saadaan yhteys GitHub-palveluun…</text:p>
      <text:p text:style-name="P2"/>
      <text:p text:style-name="P2"><text:a xlink:type="simple" xlink:href="https://desktop.github.com/" text:style-name="Internet_20_link" text:visited-style-name="Visited_20_Internet_20_Link">https://desktop.github.com/</text:a></text:p>
      <text:p text:style-name="P2"/>
      <text:p text:style-name="P2">Lähteet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9:29:51.247000000</meta:creation-date>
    <meta:generator>LibreOffice/5.1.4.2$Windows_x86 LibreOffice_project/f99d75f39f1c57ebdd7ffc5f42867c12031db97a</meta:generator>
    <dc:date>2017-08-30T09:32:40.671000000</dc:date>
    <meta:editing-duration>PT2M49S</meta:editing-duration>
    <meta:editing-cycles>1</meta:editing-cycles>
    <meta:document-statistic meta:table-count="0" meta:image-count="0" meta:object-count="0" meta:page-count="1" meta:paragraph-count="4" meta:word-count="12" meta:character-count="145" meta:non-whitespace-character-count="137"/>
  </office:meta>
</office:document-meta>
</file>